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5ce" draw:textarea-vertical-align="middle" fo:padding-top="0.142cm" fo:padding-bottom="0.142cm" fo:padding-left="0.267cm" fo:padding-right="0.267cm"/>
      <style:paragraph-properties style:writing-mode="lr-tb"/>
    </style:style>
    <style:style style:name="gr2" style:family="graphic" style:parent-style-name="objectwithoutfill">
      <style:graphic-properties svg:stroke-width="0.053cm" svg:stroke-color="#000000" draw:marker-start="Dimension_20_Lines" draw:marker-start-width="0.279cm" draw:marker-end="Dimension_20_Lines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Double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7.75cm" fo:min-width="28.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-color="#fff5c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8.17cm" svg:height="17.811cm" svg:x="1.424cm" svg:y="5.7cm" svg:viewBox="0 0 28171 17812" svg:d="M28 3511c350-78 503-416 786-603 276-182 283-545 445-812 154-254 243-546 419-786 177-241 121-665 498-733 269-48 522-164 786-236 270-74 469-597 786-183 186 243 237 539 393 786 185 293 255 452 535 656 262 191 627 206 700-100 90-377 600-988 808-163 69 274 148 522 236 786 88 261 122 540 183 812 61 273 26 566 105 838 76 262 268 548 268 827 0 316 273 525 400 800 146 317 407 393 537 731 100 262 264 508 314 786 60 333 326 529 577 707 458 325 421-584 772-624 264-30 430-202 700 0 230 172 699 408 911 205 299-287 189-593 689-793 500-400 290-123 543-386 238-247 542-397 838-550 274-141 563-259 864-341 269-73 522-177 786-288 292-123 595-234 786-472 231-289 532-384 760-628 238-254 568-359 812-603 235-235 289-618 576-786 274-160 593-232 891-340 261-95 544-56 812-131 259-72 528 1 786 52 288 56 513 274 786 367 348 119 526 383 707 655 340 511 608-6 553-261 100-300 195-754 469-866 368-151 343-568 655-681 297-108 494-346 838-314 261 24 522-64 786-52 339 14 553-327 838-446 279-117 587-219 891-183 394 46 203 591 262 891 59 303 124 608 157 916 50 458 192 897 210 1363 15 384 25 767 26 1152 0 331 0 664 0 996 0 366 11 734 0 1100-10 315 1 633 52 943 66 399 159 797 157 1205-1 385 7 775 79 1153 82 428-26 853 105 1283 83 275-12 575 52 865 78 349 64 712 105 1074 62 554 17 1118 0 1676-9 299 240 679 26 891-981 974-2548 796-3825 1127-564 146-1140 239-1702 392-638 174-1290 250-1939 289-881 53-1759 55-2646 78-948 25-1884 40-2829 105-628 43-1263 2-1886 79-524 65-1048 46-1572 52-576 6-1156 51-1729 0-518-46-1033-5-1545-52-410-37-822-60-1232-79-405-18-801-102-1205-157-760-103-1523-153-2279-262-292-42-574-131-864-183-629-114-1210-469-1860-524-334-28-488 105-795-31-205-91-174-258-174-258z">
          <text:p/>
        </draw:path>
        <draw:line draw:style-name="gr2" draw:text-style-name="P2" draw:layer="layout" svg:x1="2.6cm" svg:y1="7.3cm" svg:x2="10cm" svg:y2="7.3cm">
          <text:p/>
        </draw:line>
        <draw:line draw:style-name="gr2" draw:text-style-name="P2" draw:layer="layout" svg:x1="5.6cm" svg:y1="6.9cm" svg:x2="7cm" svg:y2="6.9cm">
          <text:p/>
        </draw:line>
        <draw:line draw:style-name="gr2" draw:text-style-name="P2" draw:layer="layout" svg:x1="7.8cm" svg:y1="12.4cm" svg:x2="15.2cm" svg:y2="12.4cm">
          <text:p/>
        </draw:line>
        <draw:line draw:style-name="gr2" draw:text-style-name="P2" draw:layer="layout" svg:x1="12.2cm" svg:y1="10.5cm" svg:x2="19.6cm" svg:y2="10.5cm">
          <text:p/>
        </draw:line>
        <draw:line draw:style-name="gr2" draw:text-style-name="P2" draw:layer="layout" svg:x1="16.6cm" svg:y1="7.4cm" svg:x2="24cm" svg:y2="7.4cm">
          <text:p/>
        </draw:line>
        <draw:line draw:style-name="gr2" draw:text-style-name="P2" draw:layer="layout" svg:x1="19.8cm" svg:y1="8.7cm" svg:x2="27.2cm" svg:y2="8.7cm">
          <text:p/>
        </draw:line>
        <draw:line draw:style-name="gr2" draw:text-style-name="P2" draw:layer="layout" svg:x1="10.8cm" svg:y1="12.1cm" svg:x2="12.2cm" svg:y2="12.1cm">
          <text:p/>
        </draw:line>
        <draw:line draw:style-name="gr2" draw:text-style-name="P2" draw:layer="layout" svg:x1="15.3cm" svg:y1="10.2cm" svg:x2="16.7cm" svg:y2="10.2cm">
          <text:p/>
        </draw:line>
        <draw:line draw:style-name="gr2" draw:text-style-name="P2" draw:layer="layout" svg:x1="19.6cm" svg:y1="7.1cm" svg:x2="21cm" svg:y2="7.1cm">
          <text:p/>
        </draw:line>
        <draw:line draw:style-name="gr2" draw:text-style-name="P2" draw:layer="layout" svg:x1="22.8cm" svg:y1="8.4cm" svg:x2="24.2cm" svg:y2="8.4cm">
          <text:p/>
        </draw:line>
        <draw:line draw:style-name="gr3" draw:text-style-name="P2" draw:layer="layout" svg:x1="6.3cm" svg:y1="7.3cm" svg:x2="6.3cm" svg:y2="15.8cm">
          <text:p/>
        </draw:line>
        <draw:line draw:style-name="gr3" draw:text-style-name="P2" draw:layer="layout" svg:x1="11.4cm" svg:y1="12.4cm" svg:x2="11.4cm" svg:y2="15.9cm">
          <text:p/>
        </draw:line>
        <draw:line draw:style-name="gr3" draw:text-style-name="P2" draw:layer="layout" svg:x1="16cm" svg:y1="10.5cm" svg:x2="16cm" svg:y2="15.8cm">
          <text:p/>
        </draw:line>
        <draw:line draw:style-name="gr3" draw:text-style-name="P2" draw:layer="layout" svg:x1="20.3cm" svg:y1="7.4cm" svg:x2="20.3cm" svg:y2="15.8cm">
          <text:p/>
        </draw:line>
        <draw:line draw:style-name="gr3" draw:text-style-name="P2" draw:layer="layout" svg:x1="23.6cm" svg:y1="8.7cm" svg:x2="23.6cm" svg:y2="15.8cm">
          <text:p/>
        </draw:line>
        <draw:custom-shape draw:style-name="gr4" draw:text-style-name="P3" draw:layer="layout" svg:width="28.7cm" svg:height="8cm" svg:x="1cm" svg:y="15.8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3.216cm" svg:height="1.673cm" svg:x="4.8cm" svg:y="5.2cm">
          <draw:text-box>
            <text:p text:style-name="P4"><text:span text:style-name="T1">Upland</text:span></text:p>
            <text:p text:style-name="P4"><text:span text:style-name="T1">Drainage</text:span></text:p>
          </draw:text-box>
        </draw:frame>
        <draw:frame draw:style-name="gr5" draw:text-style-name="P6" draw:layer="layout" svg:width="4.105cm" svg:height="0.962cm" svg:x="9.595cm" svg:y="11.038cm">
          <draw:text-box>
            <text:p><text:span text:style-name="T1">Local Ridge</text:span></text:p>
          </draw:text-box>
        </draw:frame>
        <draw:frame draw:style-name="gr5" draw:text-style-name="P6" draw:layer="layout" svg:width="4.037cm" svg:height="0.962cm" svg:x="13.9cm" svg:y="9.1cm">
          <draw:text-box>
            <text:p><text:span text:style-name="T1">Open Slope</text:span></text:p>
          </draw:text-box>
        </draw:frame>
        <draw:frame draw:style-name="gr5" draw:text-style-name="P6" draw:layer="layout" svg:width="5.201cm" svg:height="0.962cm" svg:x="17.699cm" svg:y="6cm">
          <draw:text-box>
            <text:p><text:span text:style-name="T1">Midslope Ridge</text:span></text:p>
          </draw:text-box>
        </draw:frame>
        <draw:frame draw:style-name="gr5" draw:text-style-name="P6" draw:layer="layout" svg:width="2.83cm" svg:height="0.962cm" svg:x="21.97cm" svg:y="7.4cm">
          <draw:text-box>
            <text:p><text:span text:style-name="T1">Canyon</text:span></text:p>
          </draw:text-box>
        </draw:frame>
        <draw:line draw:style-name="gr6" draw:text-style-name="P2" draw:layer="layout" svg:x1="1.5cm" svg:y1="15.8cm" svg:x2="28.7cm" svg:y2="15.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5T12:54:15.732038097</meta:creation-date>
    <dc:date>2022-09-15T13:57:19.697060261</dc:date>
    <meta:editing-duration>PT42M</meta:editing-duration>
    <meta:editing-cycles>2</meta:editing-cycles>
    <meta:generator>LibreOffice/6.4.7.2$Linux_X86_64 LibreOffice_project/40$Build-2</meta:generator>
    <meta:document-statistic meta:object-count="23"/>
  </office:meta>
</office:document-meta>
</file>